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15439" officeooo:paragraph-rsid="00115439"/>
    </style:style>
    <style:style style:name="P2" style:family="paragraph" style:parent-style-name="Text_20_body">
      <style:text-properties officeooo:rsid="00115439" officeooo:paragraph-rsid="00115439"/>
    </style:style>
    <style:style style:name="P3" style:family="paragraph" style:parent-style-name="Heading_20_1">
      <style:text-properties officeooo:rsid="00115439" officeooo:paragraph-rsid="00115439"/>
    </style:style>
    <style:style style:name="P4" style:family="paragraph" style:parent-style-name="Heading_20_1">
      <style:text-properties officeooo:rsid="0012d517" officeooo:paragraph-rsid="0012d517"/>
    </style:style>
    <style:style style:name="P5" style:family="paragraph" style:parent-style-name="Text_20_body">
      <style:text-properties officeooo:rsid="0012d517" officeooo:paragraph-rsid="0012d517"/>
    </style:style>
    <style:style style:name="P6" style:family="paragraph" style:parent-style-name="Text_20_body">
      <style:text-properties officeooo:rsid="0013cbd2" officeooo:paragraph-rsid="0013cbd2"/>
    </style:style>
    <style:style style:name="P7" style:family="paragraph" style:parent-style-name="Heading_20_4">
      <style:text-properties officeooo:rsid="00151f2c" officeooo:paragraph-rsid="00151f2c"/>
    </style:style>
    <style:style style:name="P8" style:family="paragraph" style:parent-style-name="Text_20_body" style:list-style-name="L1">
      <style:text-properties officeooo:rsid="00151f2c" officeooo:paragraph-rsid="00151f2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548d"/>
    </style:style>
    <style:style style:name="T3" style:family="text">
      <style:text-properties officeooo:rsid="0013cbd2"/>
    </style:style>
    <style:style style:name="T4" style:family="text">
      <style:text-properties officeooo:rsid="001278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des, ma è Sifu</text:p>
      <text:p text:style-name="P2"/>
      <text:p text:style-name="P2">Titolo <text:span text:style-name="T1">roguelite</text:span>, con forte componente <text:span text:style-name="T1">action</text:span> ma in cui ogni <text:span text:style-name="T2">qual</text:span>volta si v<text:span text:style-name="T2">enga</text:span> colpiti, la velocità del gioco aumenta leggermente.</text:p>
      <text:h text:style-name="P3" text:outline-level="1">Modifica della meccanica:</text:h>
      <text:p text:style-name="P2">Ogni volta che si viene colpiti, invece di perdere HP, aumenta leggermente la velocità globale del <text:span text:style-name="T3">character</text:span> (movimento; attacchi; animazioni), fino a un massimo di 8 volte. <text:span text:style-name="T4">Raggiunto l’ottavo colpo, attivi una modalità “berserk” finale in cui fai moltissimi danni, ma il gioco è troppo veloce per essere controllato dall’utenza non esperta. </text:span></text:p>
      <text:h text:style-name="P4" text:outline-level="1">Dinamiche derivanti: </text:h>
      <text:p text:style-name="P5">Dopo ogni colpo ricevuto, <text:span text:style-name="T3">il ritmo del gioco incrementa. Questo comporta una dinamica di progressivo incremento dello stress e della difficoltà, insieme a un potenziamento effettivo del personaggio controllato dal giocatore, che però diventa esponenzialmente più difficile da manovrare e gestire.</text:span></text:p>
      <text:p text:style-name="P6">I giocatori più esperti, potrebbero preferire di ricevere immediatamente i danni per raggiungere l’ultimo stadio “berserk” in cui si è notevolmente più potenti, ma che è molto complesso da controllare senza ricevere danni. Nello stadio “berserk” basta un colpo per ottenere un “game-over”.</text:p>
      <text:p text:style-name="P6"/>
      <text:h text:style-name="P7" text:outline-level="4">Titoli di ispirazione:</text:h>
      <text:list text:style-name="L1">
        <text:list-item>
          <text:p text:style-name="P8">Sifu (meccanica di invecchiamento)</text:p>
        </text:list-item>
        <text:list-item>
          <text:p text:style-name="P8">Hades (Sistema di combattimento e di avanzamento della trama, meccaniche roguelite)</text:p>
        </text:list-item>
        <text:list-item>
          <text:p text:style-name="P8">Kill Knight (sistema di combattimento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1543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7T10:18:10.998377100</meta:creation-date>
    <dc:date>2025-04-07T11:18:45.328988800</dc:date>
    <meta:editing-duration>PT1H32S</meta:editing-duration>
    <meta:editing-cycles>6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11" meta:word-count="191" meta:character-count="1300" meta:non-whitespace-character-count="1121"/>
  </office:meta>
</office:document-meta>
</file>